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Übersicht:</text:p>
      <text:p text:style-name="P1"/>
      <text:p text:style-name="P1"><text:span text:style-name="T3">Bauer:</text:span> schwacher Allrounder, mit guten Reperaturfähigkeiten, leicht gepanzert</text:p>
      <text:p text:style-name="P1"><text:span text:style-name="T3">Berufssoldat:</text:span> spezialisierte, gut gepanzerte Infanterie</text:p>
      <text:p text:style-name="P1"><text:span text:style-name="T3">Raubritter:</text:span> stark gepanzerte Kavallerie, Spießreiter(nicht nur Speerkampf)</text:p>
      <text:p text:style-name="P1"><text:span text:style-name="T3">Adel:</text:span> stark gepanzerte Kavallerie, nur mit Lanzen und Speeren vertraut</text:p>
      <text:p text:style-name="P1"><text:span text:style-name="T3">Späher:</text:span> schwache Einheit, die Einblicke in die feindlichen Helden gewährt(leichte Kavallerie)</text:p>
      <text:p text:style-name="P1"><text:span text:style-name="T3">berittener Söldner:</text:span> leicht gepanzerte Kavallerie, die mit Äxten, Schwertern sowie Armbrust und Bogen vertraut ist</text:p>
      <text:p text:style-name="P3"/>
      <text:p text:style-name="P3"/>
      <text:p text:style-name="P3">Bauer(leichte Infanterie):</text:p>
      <text:p text:style-name="P3">Talentbaum:</text:p>
      <text:p text:style-name="P1">Fernkampf I,</text:p>
      <text:p text:style-name="P1">Armbrustschütze I,</text:p>
      <text:p text:style-name="P1">Bogenschütze I,</text:p>
      <text:p text:style-name="P1">Musketier I,</text:p>
      <text:p text:style-name="P1">Tontaubenschießen,</text:p>
      <text:p text:style-name="P1">Nahkampf I,</text:p>
      <text:p text:style-name="P1">Schwertkämpfer,</text:p>
      <text:p text:style-name="P1">Axtkämpfer,</text:p>
      <text:p text:style-name="P1">Windläufer,</text:p>
      <text:p text:style-name="P1">Schädelspalter,</text:p>
      <text:p text:style-name="P1">Speerkampf I,</text:p>
      <text:p text:style-name="P1">Lanzenkämpfer,</text:p>
      <text:p text:style-name="P1">Wurfspeerkämpfer,</text:p>
      <text:p text:style-name="P1">Speermauer</text:p>
      <text:p text:style-name="P1"/>
      <text:p text:style-name="P1">Starttalente:</text:p>
      <text:p text:style-name="P1">Handwerksgeschick</text:p>
      <text:p text:style-name="P1"/>
      <text:p text:style-name="P1"/>
      <text:p text:style-name="P1"/>
      <text:p text:style-name="P2">Berufssoldat.Fernkampf(schwere Infanterie):</text:p>
      <text:p text:style-name="P1">Fernkampf I,</text:p>
      <text:p text:style-name="P1">Fernkampf II,</text:p>
      <text:p text:style-name="P1">Tontaubenschießen,</text:p>
      <text:p text:style-name="P1">Bogenschütze,</text:p>
      <text:p text:style-name="P1">Veteran.Bogen,</text:p>
      <text:p text:style-name="P1">Scharfschütze.Bogen,</text:p>
      <text:p text:style-name="P1">Armbrustschütze,</text:p>
      <text:p text:style-name="P1">Veteran.Armbrust,</text:p>
      <text:p text:style-name="P1">Scharfschütze.Armbrust,</text:p>
      <text:p text:style-name="P1">Musketier,</text:p>
      <text:p text:style-name="P1">Scharfschütze.Muskete,</text:p>
      <text:p text:style-name="P1">Veteran.Muskete</text:p>
      <text:p text:style-name="P1"/>
      <text:p text:style-name="P2">Berufssoldat.Nahkampf(schwere Infanterie):</text:p>
      <text:p text:style-name="P1">Nahkampf I,</text:p>
      <text:p text:style-name="P1">Nahkampf II,</text:p>
      <text:p text:style-name="P1">Windläufer,</text:p>
      <text:p text:style-name="P1"><text:soft-page-break/>Axtkämpfer,</text:p>
      <text:p text:style-name="P1">Hellebardier,</text:p>
      <text:p text:style-name="P1">Streitaxtkämpfer,</text:p>
      <text:p text:style-name="P1">Schädelspalter,</text:p>
      <text:p text:style-name="P1">Schwertkämpfer,</text:p>
      <text:p text:style-name="P1">Langschwertkämpfer,</text:p>
      <text:p text:style-name="P1">„Schwert und Schild“Kämpfer,</text:p>
      <text:p text:style-name="P1"/>
      <text:p text:style-name="P1"/>
      <text:p text:style-name="P2">Berufssoldat.Speerkampf(schwere Infanterie):</text:p>
      <text:p text:style-name="P1">Speerkampf I,</text:p>
      <text:p text:style-name="P1">Speerkampf II,</text:p>
      <text:p text:style-name="P1">Lanzenkämpfer,</text:p>
      <text:p text:style-name="P1">Wurfspeerkämpfer,</text:p>
      <text:p text:style-name="P1">Speerwerfer,</text:p>
      <text:p text:style-name="P1">Pikinier,</text:p>
      <text:p text:style-name="P1">Hellebardier,</text:p>
      <text:p text:style-name="P1">Speermauer</text:p>
      <text:p text:style-name="P1"/>
      <text:p text:style-name="P1"/>
      <text:p text:style-name="P1"/>
      <text:p text:style-name="P1"/>
      <text:p text:style-name="P4">Kavallerie:</text:p>
      <text:p text:style-name="P4"/>
      <text:p text:style-name="P2">Raubritter(schwere Kavallerie):</text:p>
      <text:p text:style-name="P1">Speerkampf I,</text:p>
      <text:p text:style-name="P1">Spießreiter,</text:p>
      <text:p text:style-name="P1">Spießreiter.Axt,</text:p>
      <text:p text:style-name="P1">Spießreiter.Schwert,</text:p>
      <text:p text:style-name="P1">Spießreiter.Wurfspeer,</text:p>
      <text:p text:style-name="P1">Durchbohren,</text:p>
      <text:p text:style-name="P1">Speerlauf</text:p>
      <text:p text:style-name="P1"/>
      <text:p text:style-name="P1"/>
      <text:p text:style-name="P2">Kriegsadel(schwere Kavallerie):</text:p>
      <text:p text:style-name="P1">Speerkampf I,</text:p>
      <text:p text:style-name="P1">Lanzenreiter,</text:p>
      <text:p text:style-name="P1">Lanzenritter,</text:p>
      <text:p text:style-name="P1">Durchbohren,</text:p>
      <text:p text:style-name="P1">Speerlauf,</text:p>
      <text:p text:style-name="P1">Hochmut</text:p>
      <text:p text:style-name="P1"/>
      <text:p text:style-name="P1"/>
      <text:p text:style-name="P2">Späher(leichte Kavallerie):</text:p>
      <text:p text:style-name="P1">Fernkampf I,</text:p>
      <text:p text:style-name="P1">Fernkampf II,</text:p>
      <text:p text:style-name="P1">Armbrustreiter,</text:p>
      <text:p text:style-name="P1">Bogenreiter,</text:p>
      <text:p text:style-name="P1">Pfeilritter,</text:p>
      <text:p text:style-name="P1">Bolzenritter,</text:p>
      <text:p text:style-name="P1">Nahkampf I,</text:p>
      <text:p text:style-name="P1"><text:soft-page-break/>Axtkämpfer,</text:p>
      <text:p text:style-name="P1">Schwertkämpfer</text:p>
      <text:p text:style-name="P1">Pfeilhagel(Fähigkeit)</text:p>
      <text:p text:style-name="P1"/>
      <text:p text:style-name="P1">Startfähigkeit:</text:p>
      <text:p text:style-name="P1">Feind auskundschaften</text:p>
      <text:p text:style-name="P1">NOTE: entweder schwach oder teuer</text:p>
      <text:p text:style-name="P1">bin eher für schwach</text:p>
      <text:p text:style-name="P1"/>
      <text:p text:style-name="P1"/>
      <text:p text:style-name="P2">berittener Söldner(leichte Kavallerie):</text:p>
      <text:p text:style-name="P1">Fernkampf I,</text:p>
      <text:p text:style-name="P1">Bogenreiter,</text:p>
      <text:p text:style-name="P1">Armbrustreiter,</text:p>
      <text:p text:style-name="P1">Pfeilritter,</text:p>
      <text:p text:style-name="P1">Bolzenritter,</text:p>
      <text:p text:style-name="P1">Pfeilhagel,</text:p>
      <text:p text:style-name="P1">Nahkampf I, II</text:p>
      <text:p text:style-name="P1">Schwertkämpfer,</text:p>
      <text:p text:style-name="P1">Langschwertkämpfer,</text:p>
      <text:p text:style-name="P1">Windlauf,</text:p>
      <text:p text:style-name="P1">Axtkämpfer,</text:p>
      <text:p text:style-name="P1">Streitaxtkämpfer,</text:p>
      <text:p text:style-name="P1">Kriegshammer,</text:p>
      <text:p text:style-name="P1">Schädel spal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4M09S</meta:editing-duration>
    <meta:editing-cycles>7</meta:editing-cycles>
    <meta:generator>OpenOffice.org/3.2$Win32 OpenOffice.org_project/320m18$Build-9502</meta:generator>
    <dc:date>2012-03-11T11:57:01.26</dc:date>
    <dc:creator>Daniel Spanier</dc:creator>
    <meta:document-statistic meta:table-count="0" meta:image-count="0" meta:object-count="0" meta:page-count="3" meta:paragraph-count="104" meta:word-count="195" meta:character-count="2049"/>
    <meta:user-defined meta:name="Info 1"/>
    <meta:user-defined meta:name="Info 2"/>
    <meta:user-defined meta:name="Info 3"/>
    <meta:user-defined meta:name="Info 4"/>
  </office:meta>
</office:document-meta>
</file>